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ew</text:p>
      <text:p text:style-name="Standard"/>
      <text:p text:style-name="Standard">CREATE OR REPLACE VIEW residencesview</text:p>
      <text:p text:style-name="Standard">AS</text:p>
      <text:p text:style-name="Standard">SELECT id, name, post_number</text:p>
      <text:p text:style-name="Standard">FROM residences</text:p>
      <text:p text:style-name="Standard"/>
      <text:p text:style-name="Standard">CREATE OR REPLACE VIEW usersview</text:p>
      <text:p text:style-name="Standard">AS</text:p>
      <text:p text:style-name="Standard">SELECT u.name AS "User name", u.surname, u.email, r.name, u.tel, u.birthday, u.password, u.rank</text:p>
      <text:p text:style-name="Standard">FROM users u </text:p>
      <text:p text:style-name="Standard">INNER JOIN residences r ON r.id = u.residence_id;</text:p>
      <text:p text:style-name="Standard"/>
      <text:p text:style-name="P1">Functions</text:p>
      <text:p text:style-name="Standard"/>
      <text:p text:style-name="Standard">CREATE OR REPLACE FUNCTION getresidences()</text:p>
      <text:p text:style-name="Standard">RETURNS TABLE (id int, name varchar(40), post_number int)</text:p>
      <text:p text:style-name="Standard">AS</text:p>
      <text:p text:style-name="Standard">$$</text:p>
      <text:p text:style-name="Standard">BEGIN</text:p>
      <text:p text:style-name="Standard">RETURN QUERY</text:p>
      <text:p text:style-name="Standard">SELECT * FROM residencesview;</text:p>
      <text:p text:style-name="Standard">END</text:p>
      <text:p text:style-name="Standard">$$</text:p>
      <text:p text:style-name="Standard">LANGUAGE'plpgsql';</text:p>
      <text:p text:style-name="Standard"/>
      <text:p text:style-name="Standard">CREATE OR REPLACE FUNCTION getusers()</text:p>
      <text:p text:style-name="Standard">RETURNS TABLE (uname varchar(50), surname varchar(50), email varchar(100), rname varchar(40), tel varchar(20), birthday date, password varchar(40), rank int)</text:p>
      <text:p text:style-name="Standard">AS</text:p>
      <text:p text:style-name="Standard">$$</text:p>
      <text:p text:style-name="Standard">BEGIN</text:p>
      <text:p text:style-name="Standard">RETURN QUERY</text:p>
      <text:p text:style-name="Standard">SELECT * FROM usersview;</text:p>
      <text:p text:style-name="Standard">END</text:p>
      <text:p text:style-name="Standard">$$</text:p>
      <text:p text:style-name="Standard">LANGUAGE'plpgsql';</text:p>
      <text:p text:style-name="Standard"/>
      <text:p text:style-name="Standard">CREATE OR REPLACE FUNCTION register(in_name varchar, in_surname varchar, in_email varchar, in_residence int, in_tel varchar, in_birthday date, in_pass1 varchar, in_pass2 varchar, in_rank int)</text:p>
      <text:p text:style-name="Standard">RETURNS integer AS</text:p>
      <text:p text:style-name="Standard">$$</text:p>
      <text:p text:style-name="Standard">DECLARE</text:p>
      <text:p text:style-name="Standard">error integer;</text:p>
      <text:p text:style-name="Standard">BEGIN</text:p>
      <text:p text:style-name="Standard">IF (in_email IN (SELECT email FROM users))THEN</text:p>
      <text:p text:style-name="Standard">error := 1;</text:p>
      <text:p text:style-name="Standard">ELSE</text:p>
      <text:p text:style-name="Standard">IF (in_pass1 NOT LIKE in_pass2)THEN</text:p>
      <text:p text:style-name="Standard">error := 2;</text:p>
      <text:p text:style-name="Standard">ELSE</text:p>
      <text:p text:style-name="Standard"><text:soft-page-break/>INSERT INTO users(name, surname, email, residence_id, tel, birthday, password, rank)</text:p>
      <text:p text:style-name="Standard">VALUES (in_name, in_surname, in_email, in_residence, in_tel, in_birthday, in_pass1, in_rank);</text:p>
      <text:p text:style-name="Standard">IF EXISTS(SELECT * FROM users where(email like in_email)) THEN</text:p>
      <text:p text:style-name="Standard">error := 0;</text:p>
      <text:p text:style-name="Standard">ELSE</text:p>
      <text:p text:style-name="Standard">error := 3;</text:p>
      <text:p text:style-name="Standard">END IF;</text:p>
      <text:p text:style-name="Standard">END IF;</text:p>
      <text:p text:style-name="Standard">END IF;</text:p>
      <text:p text:style-name="Standard">RETURN error;</text:p>
      <text:p text:style-name="Standard">END</text:p>
      <text:p text:style-name="Standard">$$</text:p>
      <text:p text:style-name="Standard">LANGUAGE'plpgsql';</text:p>
      <text:p text:style-name="Standard"/>
      <text:p text:style-name="Standard">0 – Vse OK</text:p>
      <text:p text:style-name="Standard">1 – Email že obstaja</text:p>
      <text:p text:style-name="Standard">2 – Passworda nista enaka</text:p>
      <text:p text:style-name="Standard">3 – ni ga kraira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l" fo:country="SI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Jan</meta:initial-creator>
    <meta:creation-date>2018-05-09T18:46:43.18</meta:creation-date>
    <dc:date>2018-05-09T21:25:54.02</dc:date>
    <dc:creator>David Jan</dc:creator>
    <meta:editing-duration>PT1H49M51S</meta:editing-duration>
    <meta:editing-cycles>11</meta:editing-cycles>
    <meta:generator>OpenOffice/4.1.5$Win32 OpenOffice.org_project/415m1$Build-9789</meta:generator>
    <meta:document-statistic meta:table-count="0" meta:image-count="0" meta:object-count="0" meta:page-count="2" meta:paragraph-count="60" meta:word-count="218" meta:character-count="1463"/>
  </office:meta>
</office:document-meta>
</file>